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8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9575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1.1181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7752in"/>
    </style:style>
    <style:style style:name="co10" style:family="table-column">
      <style:table-column-properties fo:break-before="auto" style:column-width="0.625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default-cell-style-name="ce5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row table:style-name="ro1">
          <table:table-cell table:style-name="ce1" office:value-type="string" calcext:value-type="string">
            <text:p>Participant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Natural light</text:p>
          </table:table-cell>
          <table:table-cell table:style-name="ce1" office:value-type="string" calcext:value-type="string">
            <text:p>Artificial light</text:p>
          </table:table-cell>
          <table:table-cell table:style-name="ce1" office:value-type="string" calcext:value-type="string">
            <text:p>Glasses</text:p>
          </table:table-cell>
          <table:table-cell table:style-name="ce1" office:value-type="string" calcext:value-type="string">
            <text:p>Contact lenses</text:p>
          </table:table-cell>
          <table:table-cell table:style-name="ce4" office:value-type="string" calcext:value-type="string">
            <text:p>Prescription</text:p>
          </table:table-cell>
          <table:table-cell table:style-name="ce1" office:value-type="string" calcext:value-type="string">
            <text:p>Nationality</text:p>
          </table:table-cell>
          <table:table-cell table:style-name="ce1" office:value-type="string" calcext:value-type="string">
            <text:p>Eye color</text:p>
          </table:table-cell>
          <table:table-cell table:style-name="ce1" office:value-type="string" calcext:value-type="string">
            <text:p>Gender</text:p>
          </table:table-cell>
          <table:table-cell table:style-name="ce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rania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rania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rania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3" office:value-type="boolean" office:boolean-value="3" calcext:value-type="boolean">
            <text:p>TRUE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German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German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German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3" office:value-type="boolean" office:boolean-value="7" calcext:value-type="boolean">
            <text:p>TRUE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16" calcext:value-type="boolean">
            <text:p>TRUE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4.25/4.75</text:p>
          </table:table-cell>
          <table:table-cell office:value-type="string" calcext:value-type="string">
            <text:p>Irania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3" office:value-type="boolean" office:boolean-value="19" calcext:value-type="boolean">
            <text:p>TRUE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4.25/4.75</text:p>
          </table:table-cell>
          <table:table-cell office:value-type="string" calcext:value-type="string">
            <text:p>Irania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style-name="ce3" office:value-type="boolean" office:boolean-value="21" calcext:value-type="boolean">
            <text:p>TRUE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4.25/4.75</text:p>
          </table:table-cell>
          <table:table-cell office:value-type="string" calcext:value-type="string">
            <text:p>Irania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ndia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ndia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ndia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3" table:style-name="ce3" office:value-type="boolean" office:boolean-value="true" calcext:value-type="boolean">
            <text:p>TRUE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3.5/3.10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3.5/3.14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3.5/3.15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ndia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ndia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ndia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ndia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ndia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ndia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0.75/1.00</text:p>
          </table:table-cell>
          <table:table-cell office:value-type="string" calcext:value-type="string">
            <text:p>Pakistani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0.75/1.00</text:p>
          </table:table-cell>
          <table:table-cell office:value-type="string" calcext:value-type="string">
            <text:p>Pakistani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0.75/1.00</text:p>
          </table:table-cell>
          <table:table-cell office:value-type="string" calcext:value-type="string">
            <text:p>Pakistani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0.25/0.25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Blue-Gray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0.25/0.25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Blue-Gray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0.25/0.25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Blue-Gray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ndia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ndia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ndia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akistani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akistani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akistani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Egyptia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Egyptia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Egyptia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ndia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ndia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ndia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ndia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ndia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ndia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German</text:p>
          </table:table-cell>
          <table:table-cell office:value-type="string" calcext:value-type="string">
            <text:p>Blue-gray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German</text:p>
          </table:table-cell>
          <table:table-cell office:value-type="string" calcext:value-type="string">
            <text:p>Blue-gray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German</text:p>
          </table:table-cell>
          <table:table-cell office:value-type="string" calcext:value-type="string">
            <text:p>Blue-gray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-5.00/-5.00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-5.00/-5.00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-5.00/-5.00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ndia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ndia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ndia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ndia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ndia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ndia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ndia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ndia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ndia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ndia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ndia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ndia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ndia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ndia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ndia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German</text:p>
          </table:table-cell>
          <table:table-cell office:value-type="string" calcext:value-type="string">
            <text:p>Blue-gray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German</text:p>
          </table:table-cell>
          <table:table-cell office:value-type="string" calcext:value-type="string">
            <text:p>Blue-gray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German</text:p>
          </table:table-cell>
          <table:table-cell office:value-type="string" calcext:value-type="string">
            <text:p>Blue-gray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 table:number-rows-repeated="104850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/00/0000</text:date>, <text:time style:data-style-name="N2" text:time-value="13:39:19.3300951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2:53:59.757859776</meta:creation-date>
    <dc:date>2015-11-20T13:39:40.273686870</dc:date>
    <meta:editing-duration>PT6H6M50S</meta:editing-duration>
    <meta:editing-cycles>43</meta:editing-cycles>
    <meta:generator>LibreOffice/4.2.8.2$Linux_X86_64 LibreOffice_project/420m0$Build-2</meta:generator>
    <meta:document-statistic meta:table-count="1" meta:cell-count="686" meta:object-count="0"/>
  </office:meta>
</office:document-meta>
</file>